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2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2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4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table:number-columns-repeated="2"/>
          <table:table-cell table:style-name="ce2" table:formula="of:=SUM([.B2:.F2])" office:value-type="float" office:value="18000">
            <text:p>18000</text:p>
          </table:table-cell>
          <table:table-cell table:style-name="ce8" table:formula="of:=SUM([.B21:.F21])" office:value-type="float" office:value="1123.97058823529">
            <text:p>112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123.97058823529">
            <text:p>112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123.97058823529">
            <text:p>112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123.97058823529">
            <text:p>112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736.470588235294">
            <text:p>7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E21])" office:value-type="float" office:value="1123.97058823529">
            <text:p>112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style-name="ce2"/>
          <table:table-cell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style-name="ce8" office:value-type="string">
            <text:p>-Karen</text:p>
          </table:table-cell>
          <table:table-cell/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E21])" office:value-type="float" office:value="1123.97058823529">
            <text:p>112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9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formula="of:=SUM([.E21];[.F21])*3" office:value-type="float" office:value="0">
            <text:p>0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)" office:value-type="float" office:value="763.970588235294">
            <text:p>76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18000">
            <text:p>180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10350">
            <text:p>103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4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2T14:12:12</dc:date>
    <meta:editing-duration>P2DT20H27M37S</meta:editing-duration>
    <meta:editing-cycles>1301</meta:editing-cycles>
    <meta:generator>OpenOffice/4.1.1$Unix OpenOffice.org_project/411m6$Build-9775</meta:generator>
    <dc:creator>employee employee</dc:creator>
    <meta:document-statistic meta:table-count="10" meta:cell-count="3097" meta:object-count="0"/>
  </office:meta>
</office:document-meta>
</file>